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aad8" officeooo:paragraph-rsid="0004aad8"/>
    </style:style>
    <style:style style:name="P2" style:family="paragraph" style:parent-style-name="Standard">
      <style:text-properties officeooo:rsid="00050b39" officeooo:paragraph-rsid="00050b39"/>
    </style:style>
    <style:style style:name="P3" style:family="paragraph" style:parent-style-name="Standard" style:list-style-name="L1">
      <style:text-properties officeooo:rsid="00050b39" officeooo:paragraph-rsid="00050b39"/>
    </style:style>
    <style:style style:name="P4" style:family="paragraph" style:parent-style-name="Standard" style:list-style-name="L1">
      <style:text-properties officeooo:rsid="0005c340" officeooo:paragraph-rsid="0005c340"/>
    </style:style>
    <style:style style:name="P5" style:family="paragraph" style:parent-style-name="Standard" style:list-style-name="L1">
      <style:text-properties officeooo:rsid="0005f8cc" officeooo:paragraph-rsid="0005f8cc"/>
    </style:style>
    <style:style style:name="P6" style:family="paragraph" style:parent-style-name="Standard" style:list-style-name="L1">
      <style:text-properties officeooo:rsid="00071e88" officeooo:paragraph-rsid="00071e88"/>
    </style:style>
    <style:style style:name="P7" style:family="paragraph" style:parent-style-name="Standard" style:list-style-name="L1">
      <style:text-properties officeooo:rsid="000882dc" officeooo:paragraph-rsid="000882dc"/>
    </style:style>
    <style:style style:name="P8" style:family="paragraph" style:parent-style-name="Standard">
      <style:text-properties officeooo:rsid="000882dc" officeooo:paragraph-rsid="000882dc"/>
    </style:style>
    <style:style style:name="P9" style:family="paragraph" style:parent-style-name="Standard" style:list-style-name="L3">
      <style:text-properties officeooo:rsid="0008d333" officeooo:paragraph-rsid="0008d333"/>
    </style:style>
    <style:style style:name="P10" style:family="paragraph" style:parent-style-name="Standard" style:list-style-name="L3">
      <style:text-properties officeooo:rsid="000a8b82" officeooo:paragraph-rsid="000a8b82"/>
    </style:style>
    <style:style style:name="P11" style:family="paragraph" style:parent-style-name="Standard" style:list-style-name="L3">
      <style:text-properties officeooo:rsid="000ac267" officeooo:paragraph-rsid="000ac267"/>
    </style:style>
    <style:style style:name="P12" style:family="paragraph" style:parent-style-name="Standard" style:list-style-name="L3">
      <style:text-properties officeooo:rsid="000dbc65" officeooo:paragraph-rsid="000dbc65"/>
    </style:style>
    <style:style style:name="P13" style:family="paragraph" style:parent-style-name="Standard" style:list-style-name="L3">
      <style:text-properties officeooo:rsid="000fba7b" officeooo:paragraph-rsid="000fba7b"/>
    </style:style>
    <style:style style:name="P14" style:family="paragraph" style:parent-style-name="Standard" style:list-style-name="L3">
      <style:text-properties officeooo:rsid="001176be" officeooo:paragraph-rsid="001176be"/>
    </style:style>
    <style:style style:name="P15" style:family="paragraph" style:parent-style-name="Standard" style:list-style-name="L3">
      <style:text-properties officeooo:rsid="00134729" officeooo:paragraph-rsid="00134729"/>
    </style:style>
    <style:style style:name="P16" style:family="paragraph" style:parent-style-name="Standard" style:list-style-name="L3">
      <style:text-properties officeooo:rsid="00156821" officeooo:paragraph-rsid="00156821"/>
    </style:style>
    <style:style style:name="P17" style:family="paragraph" style:parent-style-name="Standard" style:list-style-name="L3">
      <style:text-properties officeooo:paragraph-rsid="00134729"/>
    </style:style>
    <style:style style:name="P18" style:family="paragraph" style:parent-style-name="Standard" style:list-style-name="L3">
      <style:text-properties officeooo:rsid="001b2c9c" officeooo:paragraph-rsid="001b2c9c"/>
    </style:style>
    <style:style style:name="P19" style:family="paragraph" style:parent-style-name="Standard" style:list-style-name="L3">
      <style:text-properties officeooo:rsid="001c858e" officeooo:paragraph-rsid="001c858e"/>
    </style:style>
    <style:style style:name="P20" style:family="paragraph" style:parent-style-name="Standard" style:list-style-name="L3">
      <style:text-properties officeooo:rsid="001ce129" officeooo:paragraph-rsid="001ce129"/>
    </style:style>
    <style:style style:name="P21" style:family="paragraph" style:parent-style-name="Standard" style:list-style-name="L3">
      <style:text-properties officeooo:rsid="001e1e6d" officeooo:paragraph-rsid="001e1e6d"/>
    </style:style>
    <style:style style:name="P22" style:family="paragraph" style:parent-style-name="Standard" style:list-style-name="L3">
      <style:text-properties officeooo:rsid="0021cb66" officeooo:paragraph-rsid="0021cb66"/>
    </style:style>
    <style:style style:name="P23" style:family="paragraph" style:parent-style-name="Standard" style:list-style-name="L3">
      <style:text-properties officeooo:rsid="0023562a" officeooo:paragraph-rsid="0023562a"/>
    </style:style>
    <style:style style:name="P24" style:family="paragraph" style:parent-style-name="Standard" style:list-style-name="L3">
      <style:text-properties officeooo:rsid="0025ed8f" officeooo:paragraph-rsid="0025ed8f"/>
    </style:style>
    <style:style style:name="P25" style:family="paragraph" style:parent-style-name="Standard" style:list-style-name="L3">
      <style:text-properties officeooo:rsid="0026c9bf" officeooo:paragraph-rsid="0026c9bf"/>
    </style:style>
    <style:style style:name="P26" style:family="paragraph" style:parent-style-name="Standard" style:list-style-name="L3">
      <style:text-properties officeooo:rsid="00291f27" officeooo:paragraph-rsid="00291f27"/>
    </style:style>
    <style:style style:name="P27" style:family="paragraph" style:parent-style-name="Standard" style:list-style-name="L3">
      <style:text-properties officeooo:rsid="002abe31" officeooo:paragraph-rsid="002abe31"/>
    </style:style>
    <style:style style:name="P28" style:family="paragraph" style:parent-style-name="Standard" style:list-style-name="L3">
      <style:text-properties officeooo:rsid="002bc699" officeooo:paragraph-rsid="002bc699"/>
    </style:style>
    <style:style style:name="P29" style:family="paragraph" style:parent-style-name="Standard" style:list-style-name="L3">
      <style:text-properties officeooo:rsid="002d1183" officeooo:paragraph-rsid="002d1183"/>
    </style:style>
    <style:style style:name="P30" style:family="paragraph" style:parent-style-name="Standard" style:list-style-name="L3">
      <style:text-properties officeooo:rsid="002e033c" officeooo:paragraph-rsid="002e033c"/>
    </style:style>
    <style:style style:name="P31" style:family="paragraph" style:parent-style-name="Standard" style:list-style-name="L3">
      <style:text-properties officeooo:rsid="002e7245" officeooo:paragraph-rsid="002e7245"/>
    </style:style>
    <style:style style:name="P32" style:family="paragraph" style:parent-style-name="Standard" style:list-style-name="L3">
      <style:text-properties officeooo:rsid="002edd95" officeooo:paragraph-rsid="002edd95"/>
    </style:style>
    <style:style style:name="P33" style:family="paragraph" style:parent-style-name="Standard" style:list-style-name="L3">
      <style:text-properties officeooo:rsid="00301c74" officeooo:paragraph-rsid="00301c74"/>
    </style:style>
    <style:style style:name="P34" style:family="paragraph" style:parent-style-name="Standard" style:list-style-name="L3">
      <style:text-properties officeooo:rsid="003224e8" officeooo:paragraph-rsid="003224e8"/>
    </style:style>
    <style:style style:name="P35" style:family="paragraph" style:parent-style-name="Standard" style:list-style-name="L3">
      <style:text-properties officeooo:rsid="0032dc16" officeooo:paragraph-rsid="0032dc16"/>
    </style:style>
    <style:style style:name="P36" style:family="paragraph" style:parent-style-name="Standard" style:list-style-name="L3">
      <style:text-properties officeooo:rsid="00346588" officeooo:paragraph-rsid="00346588"/>
    </style:style>
    <style:style style:name="P37" style:family="paragraph" style:parent-style-name="Standard" style:list-style-name="L3">
      <style:text-properties officeooo:rsid="003699fa" officeooo:paragraph-rsid="003699fa"/>
    </style:style>
    <style:style style:name="P38" style:family="paragraph" style:parent-style-name="Standard" style:list-style-name="L3">
      <style:text-properties officeooo:rsid="00370313" officeooo:paragraph-rsid="00370313"/>
    </style:style>
    <style:style style:name="P39" style:family="paragraph" style:parent-style-name="Standard" style:list-style-name="L3">
      <style:text-properties officeooo:rsid="0038e7a8" officeooo:paragraph-rsid="0038e7a8"/>
    </style:style>
    <style:style style:name="P40" style:family="paragraph" style:parent-style-name="Standard" style:list-style-name="L3">
      <style:text-properties officeooo:rsid="003cb547" officeooo:paragraph-rsid="003cb547"/>
    </style:style>
    <style:style style:name="P41" style:family="paragraph" style:parent-style-name="Standard" style:list-style-name="L3">
      <style:text-properties officeooo:rsid="003e9e65" officeooo:paragraph-rsid="003e9e65"/>
    </style:style>
    <style:style style:name="P42" style:family="paragraph" style:parent-style-name="Standard" style:list-style-name="L3">
      <style:text-properties officeooo:rsid="003f47b7" officeooo:paragraph-rsid="003f47b7"/>
    </style:style>
    <style:style style:name="P43" style:family="paragraph" style:parent-style-name="Standard" style:list-style-name="L3">
      <style:text-properties officeooo:rsid="00402627" officeooo:paragraph-rsid="00402627"/>
    </style:style>
    <style:style style:name="T1" style:family="text">
      <style:text-properties officeooo:rsid="000c9787"/>
    </style:style>
    <style:style style:name="T2" style:family="text">
      <style:text-properties officeooo:rsid="00134729"/>
    </style:style>
    <style:style style:name="T3" style:family="text">
      <style:text-properties officeooo:rsid="001734d0"/>
    </style:style>
    <style:style style:name="T4" style:family="text">
      <style:text-properties officeooo:rsid="001c858e"/>
    </style:style>
    <style:style style:name="T5" style:family="text">
      <style:text-properties officeooo:rsid="001f56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4</text:p>
      <text:p text:style-name="P1"/>
      <text:p text:style-name="P2">Piktogrammer </text:p>
      <text:list xml:id="list8895230703392354601" text:style-name="L1">
        <text:list-item>
          <text:p text:style-name="P3">Den brenende kulen betyr også at det ikke kan slukkes </text:p>
        </text:list-item>
        <text:list-item>
          <text:p text:style-name="P3">point’d auto-inflamation </text:p>
          <text:list>
            <text:list-item>
              <text:p text:style-name="P3">Graden for selvantennelse </text:p>
            </text:list-item>
          </text:list>
        </text:list-item>
        <text:list-item>
          <text:p text:style-name="P3">point-eclaire </text:p>
          <text:list>
            <text:list-item>
              <text:p text:style-name="P4">Tempreaturen der en substans kan antennes om man kommer nær den med en flamme </text:p>
            </text:list-item>
          </text:list>
        </text:list-item>
        <text:list-item>
          <text:p text:style-name="P5">Noen tabeller har kurver for å vise energi som blir gitt ut, som funksjon av % av gassen som er i luften </text:p>
          <text:list>
            <text:list-item>
              <text:p text:style-name="P6">Man kan se på de forskjellige linjene for: Energien for detonasjon , eksplosjin eler antennelse for å si om det er farlig eller ikke </text:p>
            </text:list-item>
          </text:list>
        </text:list-item>
        <text:list-item>
          <text:p text:style-name="P7">Giftighet er også ciktig</text:p>
        </text:list-item>
      </text:list>
      <text:p text:style-name="P8"/>
      <text:p text:style-name="P8"/>
      <text:p text:style-name="P8">Karrakterisering av farlige reaksjoner </text:p>
      <text:list xml:id="list4104202900771095198" text:style-name="L3">
        <text:list-item>
          <text:p text:style-name="P9">B1,B4...</text:p>
        </text:list-item>
        <text:list-item>
          <text:p text:style-name="P10">Minimum ac kjennskap </text:p>
        </text:list-item>
        <text:list-item>
          <text:p text:style-name="P11">Et = Ep+Ec</text:p>
        </text:list-item>
        <text:list-item>
          <text:p text:style-name="P11">Et = Ep_micro <text:span text:style-name="T1">+</text:span> Ec_micro <text:span text:style-name="T1">+</text:span> Ep_macro <text:span text:style-name="T1">+</text:span> Ec_macro</text:p>
        </text:list-item>
        <text:list-item>
          <text:p text:style-name="P12">Kjemisk, mekanisk retmisk of «lmineuse» energi </text:p>
        </text:list-item>
        <text:list-item>
          <text:p text:style-name="P13">Entalpi </text:p>
        </text:list-item>
        <text:list-item>
          <text:p text:style-name="P14">Aktiverings-energi: «chaleur», ..., katalysator </text:p>
        </text:list-item>
        <text:list-item>
          <text:p text:style-name="P17"><text:span text:style-name="T2">Hastigheten til en reaksjon = f()</text:span></text:p>
          <text:list>
            <text:list-item>
              <text:p text:style-name="P15">Temperatur, konsentrasjon, «division particules», «poids molẽculatires»</text:p>
            </text:list-item>
          </text:list>
        </text:list-item>
        <text:list-item>
          <text:p text:style-name="P16">Farlige reaksjoner </text:p>
          <text:list>
            <text:list-item>
              <text:p text:style-name="P16">«<text:span text:style-name="T3">Reactivité non (difficilement) maitrissée»</text:span></text:p>
            </text:list-item>
          </text:list>
        </text:list-item>
        <text:list-item>
          <text:p text:style-name="P18">Tre store muligheter <text:span text:style-name="T4">(Generasjon av noc</text:span></text:p>
          <text:list>
            <text:list-item>
              <text:p text:style-name="P19">Syntese </text:p>
              <text:list>
                <text:list-item>
                  <text:p text:style-name="P20">Kjemisk reaksjon vi ikke kan styre</text:p>
                </text:list-item>
                <text:list-item>
                  <text:p text:style-name="P20">Urenheter </text:p>
                </text:list-item>
                <text:list-item>
                  <text:p text:style-name="P21">Degeneration (Dårlige forhold fpr lagret), funkt, temperatur, «rayonnement»</text:p>
                </text:list-item>
              </text:list>
            </text:list-item>
            <text:list-item>
              <text:p text:style-name="P21">«<text:span text:style-name="T5">Substance presente» og «rupture de confinement»</text:span></text:p>
              <text:list>
                <text:list-item>
                  <text:p text:style-name="P21">...</text:p>
                </text:list-item>
              </text:list>
            </text:list-item>
            <text:list-item>
              <text:p text:style-name="P22">Pyrolye: </text:p>
              <text:list>
                <text:list-item>
                  <text:p text:style-name="P22">Degenerasjon av materiell, bare på grunn av temperatur </text:p>
                </text:list-item>
                <text:list-item>
                  <text:p text:style-name="P23">f.eks, ting blir mykere, eller stoffene får en annen struktur</text:p>
                </text:list-item>
                <text:list-item>
                  <text:p text:style-name="P24">500-700C: Organiske stoffer dekomponeres fullstendig</text:p>
                </text:list-item>
              </text:list>
            </text:list-item>
          </text:list>
        </text:list-item>
        <text:list-item>
          <text:p text:style-name="P25">Forbrenning</text:p>
          <text:list>
            <text:list-item>
              <text:p text:style-name="P25">Kan enten skje direkte, eller pyrolyse </text:p>
            </text:list-item>
            <text:list-item>
              <text:p text:style-name="P25">Pyrolyse kan også frigjøre farlige stoffer </text:p>
            </text:list-item>
          </text:list>
        </text:list-item>
        <text:list-item>
          <text:p text:style-name="P26">Reaction de combustion </text:p>
          <text:list>
            <text:list-item>
              <text:p text:style-name="P27">klassisk og kjent reaksjon (Varme og motorer)</text:p>
            </text:list-item>
            <text:list-item>
              <text:p text:style-name="P28">Det er skjeldent at man får en fullstendig forbrenning på grunn av stokometrien </text:p>
            </text:list-item>
            <text:list-item>
              <text:p text:style-name="P29">Forbrenning vs eksplosjon </text:p>
              <text:list>
                <text:list-item>
                  <text:p text:style-name="P30">En brann er en veldig langsom eksplosjon </text:p>
                </text:list-item>
              </text:list>
            </text:list-item>
            <text:list-item>
              <text:p text:style-name="P31">Eksplosive reaksjoner </text:p>
              <text:list>
                <text:list-item>
                  <text:p text:style-name="P32">Nécessite un amorçage: </text:p>
                  <text:list>
                    <text:list-item>
                      <text:p text:style-name="P33">Kjemisk: katalysatorer, eller ikke-kjemiske </text:p>
                    </text:list-item>
                  </text:list>
                </text:list-item>
                <text:list-item>
                  <text:p text:style-name="P34"><text:soft-page-break/>Formasjon av gasser</text:p>
                </text:list-item>
                <text:list-item>
                  <text:p text:style-name="P34">Generering av gasser under trykk </text:p>
                </text:list-item>
              </text:list>
            </text:list-item>
            <text:list-item>
              <text:p text:style-name="P35">Ingen sjokk ved branner </text:p>
            </text:list-item>
          </text:list>
        </text:list-item>
        <text:list-item>
          <text:p text:style-name="P36">Vives </text:p>
        </text:list-item>
        <text:list-item>
          <text:p text:style-name="P37">Kjede-reaksjoner </text:p>
          <text:list>
            <text:list-item>
              <text:p text:style-name="P38">En parametre av en reaksjon er produktet av reaksjonen selv </text:p>
              <text:list>
                <text:list-item>
                  <text:p text:style-name="P38">redoksreaksjoner </text:p>
                </text:list-item>
                <text:list-item>
                  <text:p text:style-name="P38">Polymerisasijon, </text:p>
                  <text:list>
                    <text:list-item>
                      <text:p text:style-name="P39">polycondensations, polyadditions </text:p>
                    </text:list-item>
                  </text:list>
                </text:list-item>
                <text:list-item>
                  <text:p text:style-name="P39">Kjernefysiske reaksjoner </text:p>
                </text:list-item>
              </text:list>
            </text:list-item>
          </text:list>
        </text:list-item>
        <text:list-item>
          <text:p text:style-name="P40">Eksplosiver </text:p>
          <text:list>
            <text:list-item>
              <text:p text:style-name="P41">Tre typer </text:p>
              <text:list>
                <text:list-item>
                  <text:p text:style-name="P41">Decomposition lente (propulsion fusée)</text:p>
                </text:list-item>
                <text:list-item>
                  <text:p text:style-name="P41">Deflagration </text:p>
                </text:list-item>
                <text:list-item>
                  <text:p text:style-name="P41">Detonasjon </text:p>
                </text:list-item>
              </text:list>
            </text:list-item>
            <text:list-item>
              <text:p text:style-name="P42">Detonasjon er mer skjeldent enn de andre(?) </text:p>
            </text:list-item>
            <text:list-item>
              <text:p text:style-name="P43">Detonasjon (Hastigheten på reaksjonen er rask)</text:p>
              <text:list>
                <text:list-item>
                  <text:p text:style-name="P43">Flammene har flere km/s</text:p>
                </text:list-item>
                <text:list-item>
                  <text:p text:style-name="P43">Energien degerereres over 300ms </text:p>
                </text:list-item>
              </text:list>
            </text:list-item>
            <text:list-item>
              <text:p text:style-name="P4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21:28.017053031</meta:creation-date>
    <meta:generator>LibreOffice/5.1.6.2$Linux_X86_64 LibreOffice_project/10m0$Build-2</meta:generator>
    <dc:date>2019-03-14T10:22:06.915259822</dc:date>
    <meta:editing-duration>PT1H13S</meta:editing-duration>
    <meta:editing-cycles>56</meta:editing-cycles>
    <meta:document-statistic meta:table-count="0" meta:image-count="0" meta:object-count="0" meta:page-count="2" meta:paragraph-count="64" meta:word-count="361" meta:character-count="2210" meta:non-whitespace-character-count="1931"/>
  </office:meta>
</office:document-meta>
</file>